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P4" style:family="paragraph" style:parent-style-name="Standard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style:font-name="Arial" fo:font-size="12pt" fo:font-style="italic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Arial" fo:font-size="12pt" style:font-size-asian="12pt" style:font-size-complex="12pt"/>
    </style:style>
    <style:style style:name="P7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  <style:style style:name="P8" style:family="paragraph" style:parent-style-name="Horizontal_20_Line">
      <style:text-properties style:font-name="Arial" fo:font-size="12pt" style:font-size-asian="12pt" style:font-size-complex="12pt"/>
    </style:style>
    <style:style style:name="P9" style:family="paragraph" style:parent-style-name="Horizontal_20_Line">
      <style:text-properties style:font-name="Arial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ster Project Proposal Form</text:p>
      <text:p text:style-name="P9"/>
      <text:p text:style-name="P2">Students</text:p>
      <text:p text:style-name="P7">Names: Aaron Rito<text:tab/></text:p>
      <text:p text:style-name="P6"/>
      <text:p text:style-name="P6">Date: 10/26/14</text:p>
      <text:p text:style-name="P6"/>
      <text:p text:style-name="P6">Project Title <text:span text:style-name="T2">:</text:span></text:p>
      <text:p text:style-name="P3">LED Bike Helmet Cover with turn signals and stop sign.</text:p>
      <text:p text:style-name="P3"/>
      <text:p text:style-name="P3"/>
      <text:p text:style-name="P3">Special Equipment/Requirements: Arduino Lilypad USB, Lilypad LED's, Polymer Lithium Battery, conductive thread, bike helmet cover..</text:p>
      <text:p text:style-name="P3"/>
      <text:p text:style-name="P5"/>
      <text:p text:style-name="P5">Student Signatures:</text:p>
      <text:p text:style-name="P8"/>
      <text:p text:style-name="P6"><text:span text:style-name="T1">External Contact Information </text:span><text:span text:style-name="T3">(The term “external” in this context refers to external to the EET Department at PCC. Also, the external contact is only required to specify a possible project and is not required to follow, contribute to, or evaluate the ongoing project.)</text:span></text:p>
      <text:p text:style-name="P6"/>
      <text:p text:style-name="P6">Name: </text:p>
      <text:p text:style-name="P6"/>
      <text:p text:style-name="P6">Department/Company/Organization:</text:p>
      <text:p text:style-name="P6"/>
      <text:p text:style-name="P6">Email:</text:p>
      <text:p text:style-name="P6"/>
      <text:p text:style-name="P6">Phone Number:</text:p>
      <text:p text:style-name="P6"/>
      <text:p text:style-name="P5">External Contact Signature: </text:p>
      <text:p text:style-name="P8"/>
      <text:p text:style-name="P2">Project Description <text:span text:style-name="T3">(Use the back of the sheet if needed.)</text:span></text:p>
      <text:p text:style-name="P4"/>
      <text:p text:style-name="P4"/>
      <text:p text:style-name="P6"><text:s text:c="3"/>A bike helmet cover with LED turn signals and stop sign. The lights will be controlled via the Lilypad USB micro-controller and a 3 button control panel. The initial design will have a wired control panel, but ultimately the controls will be wireless and installed on the handlebars of the bike. When the rider hits a button, the corresponding turn signal will blink, and turn off when pushed again. <text:s/>If both turn signals are activated at once, the jacket will do a nifty light show for visibility. The premise is that a helmet cover is highly portable and does not require the rider to use the same equipment (like a jacket or lights permanently installed on a helmet). The unit will be powered with a polymer lithium battery and will be USB rechargeable. 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gno </meta:initial-creator>
    <meta:creation-date>2014-01-15T07:59:32</meta:creation-date>
    <meta:generator>OpenOffice/4.0.0$Win32 OpenOffice.org_project/400m3$Build-9702</meta:generator>
    <dc:date>2014-11-01T17:19:35.72</dc:date>
    <meta:editing-duration>PT1H27M28S</meta:editing-duration>
    <meta:editing-cycles>7</meta:editing-cycles>
    <meta:document-statistic meta:table-count="0" meta:image-count="0" meta:object-count="0" meta:page-count="1" meta:paragraph-count="16" meta:word-count="234" meta:character-count="1458"/>
  </office:meta>
</office:document-meta>
</file>